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47.1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c3b" fo:font-weight="bold" style:font-weight-asian="bold" style:font-weight-complex="bold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6c3b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6c3b" fo:font-weight="normal" style:font-weight-asian="normal" style:font-weight-complex="normal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646464" style:font-name="Monospace" fo:font-size="10pt" style:font-name-asian="Monospace" style:font-name-complex="Monospace" style:font-size-asian="10pt" style:font-size-complex="10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331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331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 office:value-type="string" calcext:value-type="string">
            <text:p>Realizada</text:p>
          </table:table-cell>
          <table:table-cell table:style-name="ce282" office:value-type="string" calcext:value-type="string">
            <text:p>PrimeFaces, dataTable prime showcase (faltou ajax e botões)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<text:span text:style-name="T2">ajax e botões, </text:span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319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321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4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2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style-name="ce97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97" office:value-type="string" calcext:value-type="string">
            <text:p>Jpa-jsf-v5</text:p>
          </table:table-cell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366" office:value-type="string" calcext:value-type="string">
            <text:p>Imolementar CRUD - <text:a xlink:href="https://examples.javacodegeeks.com/enterprise-java/jsf/jsf-jpa-crud-tutorial/" xlink:type="simple">https://examples.javacodegeeks.com/enterprise-java/jsf/jsf-jpa-crud-tutorial/</text:a></text:p>
          </table:table-cell>
          <table:table-cell table:style-name="ce271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8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0" table:default-cell-style-name="ce2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3">
          <table:table-cell table:style-name="ce106" office:value-type="string" calcext:value-type="string" table:number-columns-spanned="8" table:number-rows-spanned="1">
            <text:p>Seg Qua Sex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362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Array, inicio OO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OO, slides_07_metodo_construtores_membros_estaticos</text:p>
          </table:table-cell>
          <table:table-cell table:style-name="ce370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352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Herança</text:p>
          </table:table-cell>
          <table:table-cell table:style-name="ce370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</text:p>
          </table:table-cell>
          <table:table-cell table:style-name="ce370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, exceptions</text:p>
          </table:table-cell>
          <table:table-cell table:style-name="ce370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2" office:value-type="date" office:date-value="2018-10-15" calcext:value-type="date">
            <text:p>15/10/18</text:p>
          </table:table-cell>
          <table:table-cell table:style-name="ce364" office:value-type="string" calcext:value-type="string">
            <text:p>paga</text:p>
          </table:table-cell>
          <table:table-cell table:style-name="ce251" table:number-columns-repeated="2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368" office:value-type="string" calcext:value-type="string">
            <text:p>BD / JDBC (apensa Fábica e Testa conexão foram implementadas)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10-22" calcext:value-type="date">
            <text:p>22/10/18</text:p>
          </table:table-cell>
          <table:table-cell table:style-name="ce37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10-26" calcext:value-type="date">
            <text:p>26/10/18</text:p>
          </table:table-cell>
          <table:table-cell table:style-name="ce371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57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57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57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52" office:value-type="date" office:date-value="2018-11-19" calcext:value-type="date">
            <text:p>19/11/18</text:p>
          </table:table-cell>
          <table:table-cell table:style-name="ce247" office:value-type="string" calcext:value-type="string">
            <text:p>Realizada</text:p>
          </table:table-cell>
          <table:table-cell table:style-name="ce122" office:value-type="string" calcext:value-type="string">
            <text:p>Concluir e Revisar CRUD, Passar filtro, passar atividade de crtiação de CRUD</text:p>
          </table:table-cell>
          <table:table-cell table:style-name="ce12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2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<text:span text:style-name="T5">Git/Github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128" office:value-type="string" calcext:value-type="string">
            <text:p>Hello world JSF, Exercício JSF, CRUD JSF ***, <text:span text:style-name="T5">Git/Github</text:span></text:p>
          </table:table-cell>
          <table:table-cell table:style-name="ce124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53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9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8:15:52.3431415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9T18:29:15.125781048</dc:date>
    <meta:editing-duration>P28DT5H40M46S</meta:editing-duration>
    <meta:editing-cycles>429</meta:editing-cycles>
    <meta:document-statistic meta:table-count="4" meta:cell-count="641" meta:object-count="0"/>
  </office:meta>
</office:document-meta>
</file>